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3082787005282879240"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2093372963877022679"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3027312158377948950"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8234324107894109443"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141406752992926355"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1365717460728936555"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8325614033156336736"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7435649009701160862"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0494982" text:continue-list="list8325614033156336736"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20304541577272166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511021"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88907"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0500595"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0510499"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489863"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544595659174718891"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096939743959158589"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117149301418165300"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502264"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847741491836790762"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838116780423227722"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163103318736340132" text:style-name="L15">
        <text:list-item>
          <text:list>
            <text:list-header>
              <text:p text:style-name="P186">1.5 miles averaging about 9:40/mile and rest 1 min</text:p>
            </text:list-header>
          </text:list>
        </text:list-item>
      </text:list>
      <text:p text:style-name="P25">1 mile in 8:26 and rest 2 min</text:p>
      <text:list xml:id="list464339951831140781"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1355939416259356091"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00837"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528828125914348497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989612966718694859"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6933660955815842374"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0492231" text:continue-list="list5989612966718694859" text:style-name="L19">
        <text:list-item>
          <text:list>
            <text:list-header>
              <text:p text:style-name="P190">(Pace*HR)=1240</text:p>
            </text:list-header>
          </text:list>
        </text:list-item>
      </text:list>
      <text:list xml:id="list40488596" text:continue-list="list5288281259143484976" text:style-name="L18">
        <text:list-item>
          <text:list>
            <text:list-header>
              <text:p text:style-name="P189">2 miles at 10:46/mile Ave HR= 121 bpm and rest a few minutes</text:p>
            </text:list-header>
          </text:list>
        </text:list-item>
      </text:list>
      <text:list xml:id="list40514049" text:continue-list="list40492231"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0500783"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48612151474649251"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303740841020682622"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89464790432431562"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43729853710556391"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105560408147147883"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687250274046948777"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0506253"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505024"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833691469774592113"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488496767220114339"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255338374037669861"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687198845545973122"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106806113529555127"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5391463674166888" text:style-name="L32">
        <text:list-item>
          <text:list>
            <text:list-header>
              <text:p text:style-name="P200">0.25 miles in 2:54</text:p>
              <text:p text:style-name="P200">1 mile in 9:21 going faster as I ran and ending at around 8:30 pace</text:p>
            </text:list-header>
          </text:list>
        </text:list-item>
      </text:list>
      <text:list xml:id="list8717789003393318614"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95263419689067872"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924403061875007107"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916503344023817258"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427567067321721953"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08107951216496181"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28439134866304216"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text:soft-page-break/>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5562854209643583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16T20:24:43.59</dc:date>
    <dc:creator>James Lombardi</dc:creator>
    <meta:editing-duration>P34DT14H55M21S</meta:editing-duration>
    <meta:editing-cycles>2411</meta:editing-cycles>
    <meta:generator>OpenOffice/4.1.2$Win32 OpenOffice.org_project/412m3$Build-9782</meta:generator>
    <meta:document-statistic meta:table-count="0" meta:image-count="9" meta:object-count="0" meta:page-count="237" meta:paragraph-count="6999" meta:word-count="75042" meta:character-count="384109"/>
  </office:meta>
</office:document-meta>
</file>